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ff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fill-color="#00cc00" draw:textarea-vertical-align="middle"/>
    </style:style>
    <style:style style:name="gr4" style:family="graphic" style:parent-style-name="standard">
      <style:graphic-properties draw:fill-color="#ffff66" draw:textarea-vertical-align="middle"/>
    </style:style>
    <style:style style:name="gr5" style:family="graphic" style:parent-style-name="standard">
      <style:graphic-properties draw:fill-color="#ff6600" draw:textarea-vertical-align="middle"/>
    </style:style>
    <style:style style:name="gr6" style:family="graphic" style:parent-style-name="standard">
      <style:graphic-properties draw:fill-color="#33ff99" draw:textarea-vertical-align="middle"/>
    </style:style>
    <style:style style:name="gr7" style:family="graphic" style:parent-style-name="standard">
      <style:graphic-properties draw:fill-color="#9900ff" draw:textarea-vertical-align="middle"/>
    </style:style>
    <style:style style:name="gr8" style:family="graphic" style:parent-style-name="standard">
      <style:graphic-properties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-color="#33ff99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color="#ff00cc"/>
    </style:style>
    <style:style style:name="P12" style:family="paragraph">
      <loext:graphic-properties draw:fill="none" draw:fill-color="#ffffff"/>
      <style:text-properties fo:color="#ff00cc" fo:font-size="14pt" style:font-size-asian="14pt" style:font-size-complex="14pt"/>
    </style:style>
    <style:style style:name="P13" style:family="paragraph">
      <loext:graphic-properties draw:fill-color="#3333ff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9900ff"/>
      <style:paragraph-properties fo:text-align="center"/>
      <style:text-properties fo:font-size="18pt"/>
    </style:style>
    <style:style style:name="P16" style:family="paragraph">
      <loext:graphic-properties draw:fill-color="#33ff99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cc" fo:font-size="14pt" style:font-size-asian="14pt" style:font-size-complex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2.54cm" svg:x="2.54cm" svg:y="1.27cm">
          <text:p text:style-name="P1">32</text:p>
        </draw:rect>
        <draw:rect draw:style-name="gr2" draw:text-style-name="P3" draw:layer="layout" svg:width="2.54cm" svg:height="2.54cm" svg:x="5.08cm" svg:y="1.27cm">
          <text:p text:style-name="P1">31</text:p>
        </draw:rect>
        <draw:rect draw:style-name="gr3" draw:text-style-name="P4" draw:layer="layout" svg:width="2.54cm" svg:height="2.54cm" svg:x="7.62cm" svg:y="1.27cm">
          <text:p text:style-name="P1">27</text:p>
        </draw:rect>
        <draw:rect draw:style-name="gr4" draw:text-style-name="P5" draw:layer="layout" svg:width="2.54cm" svg:height="2.54cm" svg:x="10.16cm" svg:y="1.27cm">
          <text:p text:style-name="P1">28</text:p>
        </draw:rect>
        <draw:rect draw:style-name="gr5" draw:text-style-name="P6" draw:layer="layout" svg:width="2.54cm" svg:height="2.54cm" svg:x="12.7cm" svg:y="1.27cm">
          <text:p text:style-name="P1">30</text:p>
        </draw:rect>
        <draw:rect draw:style-name="gr6" draw:text-style-name="P7" draw:layer="layout" svg:width="2.54cm" svg:height="2.54cm" svg:x="15.24cm" svg:y="1.27cm">
          <text:p text:style-name="P1">29</text:p>
        </draw:rect>
        <draw:rect draw:style-name="gr7" draw:text-style-name="P8" draw:layer="layout" svg:width="2.54cm" svg:height="2.54cm" svg:x="1.27cm" svg:y="3.81cm">
          <text:p text:style-name="P1">37</text:p>
        </draw:rect>
        <draw:rect draw:style-name="gr8" draw:text-style-name="P9" draw:layer="layout" svg:width="2.54cm" svg:height="2.54cm" svg:x="3.81cm" svg:y="3.81cm">
          <text:p text:style-name="P1">38</text:p>
        </draw:rect>
        <draw:rect draw:style-name="gr1" draw:text-style-name="P2" draw:layer="layout" svg:width="2.54cm" svg:height="2.54cm" svg:x="6.35cm" svg:y="3.81cm">
          <text:p text:style-name="P1">36</text:p>
        </draw:rect>
        <draw:rect draw:style-name="gr2" draw:text-style-name="P3" draw:layer="layout" svg:width="2.54cm" svg:height="2.54cm" svg:x="8.89cm" svg:y="3.81cm">
          <text:p text:style-name="P1">42</text:p>
        </draw:rect>
        <draw:rect draw:style-name="gr3" draw:text-style-name="P4" draw:layer="layout" svg:width="2.54cm" svg:height="2.54cm" svg:x="11.43cm" svg:y="3.81cm">
          <text:p text:style-name="P1">24</text:p>
        </draw:rect>
        <draw:rect draw:style-name="gr4" draw:text-style-name="P5" draw:layer="layout" svg:width="2.54cm" svg:height="2.54cm" svg:x="13.97cm" svg:y="3.81cm">
          <text:p text:style-name="P1">26</text:p>
        </draw:rect>
        <draw:rect draw:style-name="gr5" draw:text-style-name="P6" draw:layer="layout" svg:width="2.54cm" svg:height="2.54cm" svg:x="16.51cm" svg:y="3.81cm">
          <text:p text:style-name="P1">25</text:p>
        </draw:rect>
        <draw:rect draw:style-name="gr6" draw:text-style-name="P7" draw:layer="layout" svg:width="2.54cm" svg:height="2.54cm" svg:x="2.54cm" svg:y="6.35cm">
          <text:p text:style-name="P1">3</text:p>
        </draw:rect>
        <draw:rect draw:style-name="gr7" draw:text-style-name="P8" draw:layer="layout" svg:width="2.54cm" svg:height="2.54cm" svg:x="5.08cm" svg:y="6.35cm">
          <text:p text:style-name="P1">4</text:p>
        </draw:rect>
        <draw:rect draw:style-name="gr1" draw:text-style-name="P2" draw:layer="layout" svg:width="2.54cm" svg:height="2.54cm" svg:x="7.62cm" svg:y="6.35cm">
          <text:p text:style-name="P1">5</text:p>
        </draw:rect>
        <draw:rect draw:style-name="gr2" draw:text-style-name="P3" draw:layer="layout" svg:width="2.54cm" svg:height="2.54cm" svg:x="10.16cm" svg:y="6.35cm">
          <text:p text:style-name="P1">41</text:p>
        </draw:rect>
        <draw:rect draw:style-name="gr3" draw:text-style-name="P4" draw:layer="layout" svg:width="2.54cm" svg:height="2.54cm" svg:x="12.7cm" svg:y="6.35cm">
          <text:p text:style-name="P1">40</text:p>
        </draw:rect>
        <draw:rect draw:style-name="gr4" draw:text-style-name="P5" draw:layer="layout" svg:width="2.54cm" svg:height="2.54cm" svg:x="15.24cm" svg:y="6.35cm">
          <text:p text:style-name="P1">39</text:p>
        </draw:rect>
        <draw:rect draw:style-name="gr5" draw:text-style-name="P6" draw:layer="layout" svg:width="2.54cm" svg:height="2.54cm" svg:x="1.27cm" svg:y="8.89cm">
          <text:p text:style-name="P1">11</text:p>
        </draw:rect>
        <draw:rect draw:style-name="gr6" draw:text-style-name="P7" draw:layer="layout" svg:width="2.54cm" svg:height="2.54cm" svg:x="3.81cm" svg:y="8.89cm">
          <text:p text:style-name="P1">45</text:p>
        </draw:rect>
        <draw:rect draw:style-name="gr7" draw:text-style-name="P8" draw:layer="layout" svg:width="2.54cm" svg:height="2.54cm" svg:x="6.35cm" svg:y="8.89cm">
          <text:p text:style-name="P1">2</text:p>
        </draw:rect>
        <draw:rect draw:style-name="gr1" draw:text-style-name="P2" draw:layer="layout" svg:width="2.54cm" svg:height="2.54cm" svg:x="11.43cm" svg:y="8.89cm">
          <text:p text:style-name="P1">6</text:p>
        </draw:rect>
        <draw:rect draw:style-name="gr2" draw:text-style-name="P3" draw:layer="layout" svg:width="2.54cm" svg:height="2.54cm" svg:x="13.97cm" svg:y="8.89cm">
          <text:p text:style-name="P1">1</text:p>
        </draw:rect>
        <draw:rect draw:style-name="gr3" draw:text-style-name="P4" draw:layer="layout" svg:width="2.54cm" svg:height="2.54cm" svg:x="16.51cm" svg:y="8.89cm">
          <text:p text:style-name="P1">8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4" draw:text-style-name="P5" draw:layer="layout" svg:width="2.54cm" svg:height="2.54cm" svg:x="2.413cm" svg:y="11.43cm">
          <text:p text:style-name="P1">47</text:p>
        </draw:rect>
        <draw:rect draw:style-name="gr5" draw:text-style-name="P6" draw:layer="layout" svg:width="2.54cm" svg:height="2.54cm" svg:x="4.953cm" svg:y="11.43cm">
          <text:p text:style-name="P1">10</text:p>
        </draw:rect>
        <draw:rect draw:style-name="gr6" draw:text-style-name="P7" draw:layer="layout" svg:width="2.54cm" svg:height="2.54cm" svg:x="7.493cm" svg:y="11.43cm">
          <text:p text:style-name="P1">46</text:p>
        </draw:rect>
        <draw:rect draw:style-name="gr7" draw:text-style-name="P8" draw:layer="layout" svg:width="2.54cm" svg:height="2.54cm" svg:x="10.033cm" svg:y="11.43cm">
          <text:p text:style-name="P1">9</text:p>
        </draw:rect>
        <draw:rect draw:style-name="gr1" draw:text-style-name="P2" draw:layer="layout" svg:width="2.54cm" svg:height="2.54cm" svg:x="12.573cm" svg:y="11.43cm">
          <text:p text:style-name="P1">44</text:p>
        </draw:rect>
        <draw:rect draw:style-name="gr2" draw:text-style-name="P3" draw:layer="layout" svg:width="2.54cm" svg:height="2.54cm" svg:x="15.113cm" svg:y="11.43cm">
          <text:p text:style-name="P1">43</text:p>
        </draw:rect>
        <draw:rect draw:style-name="gr3" draw:text-style-name="P4" draw:layer="layout" svg:width="2.54cm" svg:height="2.54cm" svg:x="1.143cm" svg:y="13.97cm">
          <text:p text:style-name="P1">19</text:p>
        </draw:rect>
        <draw:rect draw:style-name="gr4" draw:text-style-name="P5" draw:layer="layout" svg:width="2.54cm" svg:height="2.54cm" svg:x="3.683cm" svg:y="13.97cm">
          <text:p text:style-name="P1">18</text:p>
        </draw:rect>
        <draw:rect draw:style-name="gr5" draw:text-style-name="P6" draw:layer="layout" svg:width="2.54cm" svg:height="2.54cm" svg:x="6.223cm" svg:y="13.97cm">
          <text:p text:style-name="P1">21</text:p>
        </draw:rect>
        <draw:rect draw:style-name="gr6" draw:text-style-name="P7" draw:layer="layout" svg:width="2.54cm" svg:height="2.54cm" svg:x="8.763cm" svg:y="13.97cm">
          <text:p text:style-name="P1">17</text:p>
        </draw:rect>
        <draw:rect draw:style-name="gr7" draw:text-style-name="P8" draw:layer="layout" svg:width="2.54cm" svg:height="2.54cm" svg:x="11.303cm" svg:y="13.97cm">
          <text:p text:style-name="P1">14</text:p>
        </draw:rect>
        <draw:rect draw:style-name="gr8" draw:text-style-name="P9" draw:layer="layout" svg:width="2.54cm" svg:height="2.54cm" svg:x="13.843cm" svg:y="13.97cm">
          <text:p text:style-name="P1">23</text:p>
        </draw:rect>
        <draw:rect draw:style-name="gr1" draw:text-style-name="P2" draw:layer="layout" svg:width="2.54cm" svg:height="2.54cm" svg:x="16.383cm" svg:y="13.97cm">
          <text:p text:style-name="P1">20</text:p>
        </draw:rect>
        <draw:rect draw:style-name="gr2" draw:text-style-name="P3" draw:layer="layout" svg:width="2.54cm" svg:height="2.54cm" svg:x="2.286cm" svg:y="16.51cm">
          <text:p text:style-name="P1">15</text:p>
        </draw:rect>
        <draw:rect draw:style-name="gr3" draw:text-style-name="P4" draw:layer="layout" svg:width="2.54cm" svg:height="2.54cm" svg:x="4.826cm" svg:y="16.51cm">
          <text:p text:style-name="P1">13</text:p>
        </draw:rect>
        <draw:rect draw:style-name="gr4" draw:text-style-name="P5" draw:layer="layout" svg:width="2.54cm" svg:height="2.54cm" svg:x="7.366cm" svg:y="16.51cm">
          <text:p text:style-name="P1">12</text:p>
        </draw:rect>
        <draw:rect draw:style-name="gr5" draw:text-style-name="P6" draw:layer="layout" svg:width="2.54cm" svg:height="2.54cm" svg:x="9.906cm" svg:y="16.51cm">
          <text:p text:style-name="P1">0</text:p>
        </draw:rect>
        <draw:rect draw:style-name="gr6" draw:text-style-name="P7" draw:layer="layout" svg:width="2.54cm" svg:height="2.54cm" svg:x="12.446cm" svg:y="16.51cm">
          <text:p text:style-name="P1">22</text:p>
        </draw:rect>
        <draw:rect draw:style-name="gr7" draw:text-style-name="P8" draw:layer="layout" svg:width="2.54cm" svg:height="2.54cm" svg:x="14.986cm" svg:y="16.51cm">
          <text:p text:style-name="P1">16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2" draw:style-name="dp1" draw:master-page-name="Default">
        <draw:rect draw:style-name="gr1" draw:text-style-name="P2" draw:layer="layout" svg:width="2.54cm" svg:height="2.54cm" svg:x="2.54cm" svg:y="1.27cm">
          <text:p text:style-name="P1">0</text:p>
        </draw:rect>
        <draw:rect draw:style-name="gr2" draw:text-style-name="P3" draw:layer="layout" svg:width="2.54cm" svg:height="2.54cm" svg:x="5.08cm" svg:y="1.27cm">
          <text:p text:style-name="P1">1</text:p>
        </draw:rect>
        <draw:rect draw:style-name="gr3" draw:text-style-name="P4" draw:layer="layout" svg:width="2.54cm" svg:height="2.54cm" svg:x="7.62cm" svg:y="1.27cm">
          <text:p text:style-name="P1">2</text:p>
        </draw:rect>
        <draw:rect draw:style-name="gr4" draw:text-style-name="P5" draw:layer="layout" svg:width="2.54cm" svg:height="2.54cm" svg:x="10.16cm" svg:y="1.27cm">
          <text:p text:style-name="P1">3</text:p>
        </draw:rect>
        <draw:rect draw:style-name="gr5" draw:text-style-name="P6" draw:layer="layout" svg:width="2.54cm" svg:height="2.54cm" svg:x="12.7cm" svg:y="1.27cm">
          <text:p text:style-name="P1">4</text:p>
        </draw:rect>
        <draw:rect draw:style-name="gr6" draw:text-style-name="P7" draw:layer="layout" svg:width="2.54cm" svg:height="2.54cm" svg:x="15.24cm" svg:y="1.27cm">
          <text:p text:style-name="P1">5</text:p>
        </draw:rect>
        <draw:rect draw:style-name="gr7" draw:text-style-name="P8" draw:layer="layout" svg:width="2.54cm" svg:height="2.54cm" svg:x="1.27cm" svg:y="3.81cm">
          <text:p text:style-name="P1">6</text:p>
        </draw:rect>
        <draw:rect draw:style-name="gr8" draw:text-style-name="P9" draw:layer="layout" svg:width="2.54cm" svg:height="2.54cm" svg:x="3.81cm" svg:y="3.81cm">
          <text:p text:style-name="P1">7</text:p>
        </draw:rect>
        <draw:rect draw:style-name="gr1" draw:text-style-name="P2" draw:layer="layout" svg:width="2.54cm" svg:height="2.54cm" svg:x="6.35cm" svg:y="3.81cm">
          <text:p text:style-name="P1">8</text:p>
        </draw:rect>
        <draw:rect draw:style-name="gr2" draw:text-style-name="P3" draw:layer="layout" svg:width="2.54cm" svg:height="2.54cm" svg:x="8.89cm" svg:y="3.81cm">
          <text:p text:style-name="P1">9</text:p>
        </draw:rect>
        <draw:rect draw:style-name="gr3" draw:text-style-name="P4" draw:layer="layout" svg:width="2.54cm" svg:height="2.54cm" svg:x="11.43cm" svg:y="3.81cm">
          <text:p text:style-name="P1">10</text:p>
        </draw:rect>
        <draw:rect draw:style-name="gr4" draw:text-style-name="P5" draw:layer="layout" svg:width="2.54cm" svg:height="2.54cm" svg:x="13.97cm" svg:y="3.81cm">
          <text:p text:style-name="P1">11</text:p>
        </draw:rect>
        <draw:rect draw:style-name="gr5" draw:text-style-name="P6" draw:layer="layout" svg:width="2.54cm" svg:height="2.54cm" svg:x="16.51cm" svg:y="3.81cm">
          <text:p text:style-name="P1">12</text:p>
        </draw:rect>
        <draw:rect draw:style-name="gr6" draw:text-style-name="P7" draw:layer="layout" svg:width="2.54cm" svg:height="2.54cm" svg:x="2.54cm" svg:y="6.35cm">
          <text:p text:style-name="P1">13</text:p>
        </draw:rect>
        <draw:rect draw:style-name="gr7" draw:text-style-name="P8" draw:layer="layout" svg:width="2.54cm" svg:height="2.54cm" svg:x="5.08cm" svg:y="6.35cm">
          <text:p text:style-name="P1">14</text:p>
        </draw:rect>
        <draw:rect draw:style-name="gr1" draw:text-style-name="P2" draw:layer="layout" svg:width="2.54cm" svg:height="2.54cm" svg:x="7.62cm" svg:y="6.35cm">
          <text:p text:style-name="P1">15</text:p>
        </draw:rect>
        <draw:rect draw:style-name="gr2" draw:text-style-name="P3" draw:layer="layout" svg:width="2.54cm" svg:height="2.54cm" svg:x="10.16cm" svg:y="6.35cm">
          <text:p text:style-name="P1">16</text:p>
        </draw:rect>
        <draw:rect draw:style-name="gr3" draw:text-style-name="P4" draw:layer="layout" svg:width="2.54cm" svg:height="2.54cm" svg:x="12.7cm" svg:y="6.35cm">
          <text:p text:style-name="P1">17</text:p>
        </draw:rect>
        <draw:rect draw:style-name="gr4" draw:text-style-name="P5" draw:layer="layout" svg:width="2.54cm" svg:height="2.54cm" svg:x="15.24cm" svg:y="6.35cm">
          <text:p text:style-name="P1">18</text:p>
        </draw:rect>
        <draw:rect draw:style-name="gr5" draw:text-style-name="P6" draw:layer="layout" svg:width="2.54cm" svg:height="2.54cm" svg:x="1.27cm" svg:y="8.89cm">
          <text:p text:style-name="P1">19</text:p>
        </draw:rect>
        <draw:rect draw:style-name="gr6" draw:text-style-name="P7" draw:layer="layout" svg:width="2.54cm" svg:height="2.54cm" svg:x="3.81cm" svg:y="8.89cm">
          <text:p text:style-name="P1">20</text:p>
        </draw:rect>
        <draw:rect draw:style-name="gr7" draw:text-style-name="P8" draw:layer="layout" svg:width="2.54cm" svg:height="2.54cm" svg:x="6.35cm" svg:y="8.89cm">
          <text:p text:style-name="P1">21</text:p>
        </draw:rect>
        <draw:rect draw:style-name="gr1" draw:text-style-name="P2" draw:layer="layout" svg:width="2.54cm" svg:height="2.54cm" svg:x="11.43cm" svg:y="8.89cm">
          <text:p text:style-name="P1">23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5</text:p>
        </draw:rect>
        <draw:rect draw:style-name="gr8" draw:text-style-name="P9" draw:layer="layout" svg:width="2.54cm" svg:height="2.54cm" svg:x="8.89cm" svg:y="8.89cm">
          <text:p text:style-name="P1">22</text:p>
        </draw:rect>
        <draw:rect draw:style-name="gr4" draw:text-style-name="P5" draw:layer="layout" svg:width="2.54cm" svg:height="2.54cm" svg:x="2.413cm" svg:y="11.43cm">
          <text:p text:style-name="P1">26</text:p>
        </draw:rect>
        <draw:rect draw:style-name="gr5" draw:text-style-name="P6" draw:layer="layout" svg:width="2.54cm" svg:height="2.54cm" svg:x="4.953cm" svg:y="11.43cm">
          <text:p text:style-name="P1">27</text:p>
        </draw:rect>
        <draw:rect draw:style-name="gr6" draw:text-style-name="P7" draw:layer="layout" svg:width="2.54cm" svg:height="2.54cm" svg:x="7.493cm" svg:y="11.43cm">
          <text:p text:style-name="P1">28</text:p>
        </draw:rect>
        <draw:rect draw:style-name="gr7" draw:text-style-name="P8" draw:layer="layout" svg:width="2.54cm" svg:height="2.54cm" svg:x="10.033cm" svg:y="11.43cm">
          <text:p text:style-name="P1">29</text:p>
        </draw:rect>
        <draw:rect draw:style-name="gr1" draw:text-style-name="P2" draw:layer="layout" svg:width="2.54cm" svg:height="2.54cm" svg:x="12.573cm" svg:y="11.43cm">
          <text:p text:style-name="P1">30</text:p>
        </draw:rect>
        <draw:rect draw:style-name="gr2" draw:text-style-name="P3" draw:layer="layout" svg:width="2.54cm" svg:height="2.54cm" svg:x="15.113cm" svg:y="11.43cm">
          <text:p text:style-name="P1">31</text:p>
        </draw:rect>
        <draw:rect draw:style-name="gr3" draw:text-style-name="P4" draw:layer="layout" svg:width="2.54cm" svg:height="2.54cm" svg:x="1.143cm" svg:y="13.97cm">
          <text:p text:style-name="P1">32</text:p>
        </draw:rect>
        <draw:rect draw:style-name="gr4" draw:text-style-name="P5" draw:layer="layout" svg:width="2.54cm" svg:height="2.54cm" svg:x="3.683cm" svg:y="13.97cm">
          <text:p text:style-name="P1">33</text:p>
        </draw:rect>
        <draw:rect draw:style-name="gr5" draw:text-style-name="P6" draw:layer="layout" svg:width="2.54cm" svg:height="2.54cm" svg:x="6.223cm" svg:y="13.97cm">
          <text:p text:style-name="P1">34</text:p>
        </draw:rect>
        <draw:rect draw:style-name="gr6" draw:text-style-name="P7" draw:layer="layout" svg:width="2.54cm" svg:height="2.54cm" svg:x="8.763cm" svg:y="13.97cm">
          <text:p text:style-name="P1">35</text:p>
        </draw:rect>
        <draw:rect draw:style-name="gr7" draw:text-style-name="P8" draw:layer="layout" svg:width="2.54cm" svg:height="2.54cm" svg:x="11.303cm" svg:y="13.97cm">
          <text:p text:style-name="P1">36</text:p>
        </draw:rect>
        <draw:rect draw:style-name="gr8" draw:text-style-name="P9" draw:layer="layout" svg:width="2.54cm" svg:height="2.54cm" svg:x="13.843cm" svg:y="13.97cm">
          <text:p text:style-name="P1">37</text:p>
        </draw:rect>
        <draw:rect draw:style-name="gr1" draw:text-style-name="P2" draw:layer="layout" svg:width="2.54cm" svg:height="2.54cm" svg:x="16.383cm" svg:y="13.97cm">
          <text:p text:style-name="P1">38</text:p>
        </draw:rect>
        <draw:rect draw:style-name="gr2" draw:text-style-name="P3" draw:layer="layout" svg:width="2.54cm" svg:height="2.54cm" svg:x="2.286cm" svg:y="16.51cm">
          <text:p text:style-name="P1">39</text:p>
        </draw:rect>
        <draw:rect draw:style-name="gr3" draw:text-style-name="P4" draw:layer="layout" svg:width="2.54cm" svg:height="2.54cm" svg:x="4.826cm" svg:y="16.51cm">
          <text:p text:style-name="P1">40</text:p>
        </draw:rect>
        <draw:rect draw:style-name="gr4" draw:text-style-name="P5" draw:layer="layout" svg:width="2.54cm" svg:height="2.54cm" svg:x="7.366cm" svg:y="16.51cm">
          <text:p text:style-name="P1">41</text:p>
        </draw:rect>
        <draw:rect draw:style-name="gr5" draw:text-style-name="P6" draw:layer="layout" svg:width="2.54cm" svg:height="2.54cm" svg:x="9.906cm" svg:y="16.51cm">
          <text:p text:style-name="P1">42</text:p>
        </draw:rect>
        <draw:rect draw:style-name="gr6" draw:text-style-name="P7" draw:layer="layout" svg:width="2.54cm" svg:height="2.54cm" svg:x="12.446cm" svg:y="16.51cm">
          <text:p text:style-name="P1">43</text:p>
        </draw:rect>
        <draw:rect draw:style-name="gr7" draw:text-style-name="P8" draw:layer="layout" svg:width="2.54cm" svg:height="2.54cm" svg:x="14.986cm" svg:y="16.51cm">
          <text:p text:style-name="P1">44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frame draw:style-name="gr9" draw:text-style-name="P12" draw:layer="layout" svg:width="6.223cm" svg:height="0.806cm" svg:x="0.254cm" svg:y="0.254cm">
          <draw:text-box>
            <text:p text:style-name="P11"><text:span text:style-name="T2">Physical layout indexing</text:span></text:p>
          </draw:text-box>
        </draw:frame>
      </draw:page>
      <draw:page draw:name="page3" draw:style-name="dp1" draw:master-page-name="Default">
        <draw:rect draw:style-name="gr1" draw:text-style-name="P13" draw:layer="layout" svg:width="2.54cm" svg:height="2.54cm" svg:x="2.54cm" svg:y="1.27cm">
          <text:p text:style-name="P1"><text:span text:style-name="T3">29</text:span></text:p>
        </draw:rect>
        <draw:rect draw:style-name="gr1" draw:text-style-name="P13" draw:layer="layout" svg:width="2.54cm" svg:height="2.54cm" svg:x="6.35cm" svg:y="3.81cm">
          <text:p text:style-name="P1"><text:span text:style-name="T3">24</text:span></text:p>
        </draw:rect>
        <draw:rect draw:style-name="gr1" draw:text-style-name="P13" draw:layer="layout" svg:width="2.54cm" svg:height="2.54cm" svg:x="7.62cm" svg:y="6.35cm">
          <text:p text:style-name="P1"><text:span text:style-name="T3">41</text:span></text:p>
        </draw:rect>
        <draw:rect draw:style-name="gr8" draw:text-style-name="P14" draw:layer="layout" svg:width="2.54cm" svg:height="2.54cm" svg:x="8.89cm" svg:y="8.89cm">
          <text:p text:style-name="P1"><text:span text:style-name="T3">7</text:span></text:p>
        </draw:rect>
        <draw:rect draw:style-name="gr7" draw:text-style-name="P15" draw:layer="layout" svg:width="2.54cm" svg:height="2.54cm" svg:x="10.033cm" svg:y="11.43cm">
          <text:p text:style-name="P1"><text:span text:style-name="T3">46</text:span></text:p>
        </draw:rect>
        <draw:rect draw:style-name="gr7" draw:text-style-name="P15" draw:layer="layout" svg:width="2.54cm" svg:height="2.54cm" svg:x="11.303cm" svg:y="13.97cm">
          <text:p text:style-name="P1"><text:span text:style-name="T3">21</text:span></text:p>
        </draw:rect>
        <draw:rect draw:style-name="gr6" draw:text-style-name="P16" draw:layer="layout" svg:width="2.54cm" svg:height="2.54cm" svg:x="12.446cm" svg:y="16.51cm">
          <text:p text:style-name="P1"><text:span text:style-name="T3">13</text:span></text:p>
        </draw:rect>
        <draw:rect draw:style-name="gr7" draw:text-style-name="P15" draw:layer="layout" svg:width="2.54cm" svg:height="2.54cm" svg:x="14.986cm" svg:y="16.51cm">
          <text:p text:style-name="P1"><text:span text:style-name="T3">15</text:span>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5.08cm" svg:y="1.27cm">
          <text:p text:style-name="P1">30</text:p>
        </draw:rect>
      </draw:page>
      <draw:page draw:name="page4" draw:style-name="dp1" draw:master-page-name="Default">
        <draw:rect draw:style-name="gr3" draw:text-style-name="P4" draw:layer="layout" svg:width="2.54cm" svg:height="2.54cm" svg:x="7.62cm" svg:y="1.27cm">
          <text:p text:style-name="P1">28</text:p>
        </draw:rect>
        <draw:rect draw:style-name="gr2" draw:text-style-name="P3" draw:layer="layout" svg:width="2.54cm" svg:height="2.54cm" svg:x="8.89cm" svg:y="3.81cm">
          <text:p text:style-name="P1">42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6" draw:text-style-name="P7" draw:layer="layout" svg:width="2.54cm" svg:height="2.54cm" svg:x="8.763cm" svg:y="13.97cm">
          <text:p text:style-name="P1">17</text:p>
        </draw:rect>
        <draw:rect draw:style-name="gr5" draw:text-style-name="P6" draw:layer="layout" svg:width="2.54cm" svg:height="2.54cm" svg:x="9.906cm" svg:y="16.51cm">
          <text:p text:style-name="P1">1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5" draw:style-name="dp1" draw:master-page-name="Default">
        <draw:rect draw:style-name="gr4" draw:text-style-name="P5" draw:layer="layout" svg:width="2.54cm" svg:height="2.54cm" svg:x="10.16cm" svg:y="1.27cm">
          <text:p text:style-name="P1">27</text:p>
        </draw:rect>
        <draw:rect draw:style-name="gr3" draw:text-style-name="P4" draw:layer="layout" svg:width="2.54cm" svg:height="2.54cm" svg:x="11.43cm" svg:y="3.81cm">
          <text:p text:style-name="P1">36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5" draw:text-style-name="P6" draw:layer="layout" svg:width="2.54cm" svg:height="2.54cm" svg:x="6.223cm" svg:y="13.97cm">
          <text:p text:style-name="P1">14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4" draw:text-style-name="P5" draw:layer="layout" svg:width="2.54cm" svg:height="2.54cm" svg:x="7.366cm" svg:y="16.51cm">
          <text:p text:style-name="P1">0</text:p>
        </draw:rect>
      </draw:page>
      <draw:page draw:name="page6" draw:style-name="dp1" draw:master-page-name="Default">
        <draw:rect draw:style-name="gr5" draw:text-style-name="P6" draw:layer="layout" svg:width="2.54cm" svg:height="2.54cm" svg:x="12.7cm" svg:y="1.27cm">
          <text:p text:style-name="P1">31</text:p>
        </draw:rect>
        <draw:rect draw:style-name="gr4" draw:text-style-name="P5" draw:layer="layout" svg:width="2.54cm" svg:height="2.54cm" svg:x="13.97cm" svg:y="3.81cm">
          <text:p text:style-name="P1">38</text:p>
        </draw:rect>
        <draw:rect draw:style-name="gr3" draw:text-style-name="P4" draw:layer="layout" svg:width="2.54cm" svg:height="2.54cm" svg:x="12.7cm" svg:y="6.35cm">
          <text:p text:style-name="P1">4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5" draw:text-style-name="P6" draw:layer="layout" svg:width="2.54cm" svg:height="2.54cm" svg:x="4.953cm" svg:y="11.43cm">
          <text:p text:style-name="P1">44</text:p>
        </draw:rect>
        <draw:rect draw:style-name="gr4" draw:text-style-name="P5" draw:layer="layout" svg:width="2.54cm" svg:height="2.54cm" svg:x="3.683cm" svg:y="13.97cm">
          <text:p text:style-name="P1">23</text:p>
        </draw:rect>
        <draw:rect draw:style-name="gr3" draw:text-style-name="P4" draw:layer="layout" svg:width="2.54cm" svg:height="2.54cm" svg:x="4.826cm" svg:y="16.51cm">
          <text:p text:style-name="P1">2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10.16cm" svg:y="6.35cm">
          <text:p text:style-name="P1">32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6" draw:text-style-name="P7" draw:layer="layout" svg:width="2.54cm" svg:height="2.54cm" svg:x="7.493cm" svg:y="11.43cm">
          <text:p text:style-name="P1">9</text:p>
        </draw:rect>
      </draw:page>
      <draw:page draw:name="page7" draw:style-name="dp1" draw:master-page-name="Default">
        <draw:rect draw:style-name="gr5" draw:text-style-name="P6" draw:layer="layout" svg:width="2.54cm" svg:height="2.54cm" svg:x="12.7cm" svg:y="1.27cm">
          <text:p text:style-name="P1">31</text:p>
        </draw:rect>
        <draw:rect draw:style-name="gr6" draw:text-style-name="P7" draw:layer="layout" svg:width="2.54cm" svg:height="2.54cm" svg:x="15.24cm" svg:y="1.27cm">
          <text:p text:style-name="P1">32</text:p>
        </draw:rect>
        <draw:rect draw:style-name="gr3" draw:text-style-name="P4" draw:layer="layout" svg:width="2.54cm" svg:height="2.54cm" svg:x="11.43cm" svg:y="3.81cm">
          <text:p text:style-name="P1">36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5" draw:text-style-name="P6" draw:layer="layout" svg:width="2.54cm" svg:height="2.54cm" svg:x="6.223cm" svg:y="13.97cm">
          <text:p text:style-name="P1">14</text:p>
        </draw:rect>
        <draw:rect draw:style-name="gr2" draw:text-style-name="P3" draw:layer="layout" svg:width="2.54cm" svg:height="2.54cm" svg:x="2.286cm" svg:y="16.51cm">
          <text:p text:style-name="P1">16</text:p>
        </draw:rect>
        <draw:rect draw:style-name="gr3" draw:text-style-name="P4" draw:layer="layout" svg:width="2.54cm" svg:height="2.54cm" svg:x="4.826cm" svg:y="16.51cm">
          <text:p text:style-name="P1">2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8" draw:style-name="dp1" draw:master-page-name="Default">
        <draw:rect draw:style-name="gr6" draw:text-style-name="P7" draw:layer="layout" svg:width="2.54cm" svg:height="2.54cm" svg:x="15.24cm" svg:y="1.27cm">
          <text:p text:style-name="P1">32</text:p>
        </draw:rect>
        <draw:rect draw:style-name="gr5" draw:text-style-name="P6" draw:layer="layout" svg:width="2.54cm" svg:height="2.54cm" svg:x="16.51cm" svg:y="3.81cm">
          <text:p text:style-name="P1">37</text:p>
        </draw:rect>
        <draw:rect draw:style-name="gr3" draw:text-style-name="P4" draw:layer="layout" svg:width="2.54cm" svg:height="2.54cm" svg:x="12.7cm" svg:y="6.35cm">
          <text:p text:style-name="P1">4</text:p>
        </draw:rect>
        <draw:rect draw:style-name="gr4" draw:text-style-name="P5" draw:layer="layout" svg:width="2.54cm" svg:height="2.54cm" svg:x="15.24cm" svg:y="6.35cm">
          <text:p text:style-name="P1">3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4" draw:text-style-name="P5" draw:layer="layout" svg:width="2.54cm" svg:height="2.54cm" svg:x="2.413cm" svg:y="11.43cm">
          <text:p text:style-name="P1">43</text:p>
        </draw:rect>
        <draw:rect draw:style-name="gr5" draw:text-style-name="P6" draw:layer="layout" svg:width="2.54cm" svg:height="2.54cm" svg:x="4.953cm" svg:y="11.43cm">
          <text:p text:style-name="P1">44</text:p>
        </draw:rect>
        <draw:rect draw:style-name="gr3" draw:text-style-name="P4" draw:layer="layout" svg:width="2.54cm" svg:height="2.54cm" svg:x="1.143cm" svg:y="13.97cm">
          <text:p text:style-name="P1">20</text:p>
        </draw:rect>
        <draw:rect draw:style-name="gr2" draw:text-style-name="P3" draw:layer="layout" svg:width="2.54cm" svg:height="2.54cm" svg:x="2.286cm" svg:y="16.51cm">
          <text:p text:style-name="P1">16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7" draw:text-style-name="P8" draw:layer="layout" svg:width="2.54cm" svg:height="2.54cm" svg:x="6.35cm" svg:y="8.89cm">
          <text:p text:style-name="P1">6</text:p>
        </draw:rect>
      </draw:page>
      <draw:page draw:name="page9" draw:style-name="dp1" draw:master-page-name="Default">
        <draw:rect draw:style-name="gr3" draw:text-style-name="P4" draw:layer="layout" svg:width="2.54cm" svg:height="2.54cm" svg:x="12.7cm" svg:y="6.35cm">
          <text:p text:style-name="P1">4</text:p>
        </draw:rect>
        <draw:rect draw:style-name="gr4" draw:text-style-name="P5" draw:layer="layout" svg:width="2.54cm" svg:height="2.54cm" svg:x="15.24cm" svg:y="6.35cm">
          <text:p text:style-name="P1">3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4" draw:text-style-name="P5" draw:layer="layout" svg:width="2.54cm" svg:height="2.54cm" svg:x="2.413cm" svg:y="11.43cm">
          <text:p text:style-name="P1">43</text:p>
        </draw:rect>
        <draw:rect draw:style-name="gr5" draw:text-style-name="P6" draw:layer="layout" svg:width="2.54cm" svg:height="2.54cm" svg:x="4.953cm" svg:y="11.43cm">
          <text:p text:style-name="P1">44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7" draw:text-style-name="P8" draw:layer="layout" svg:width="2.54cm" svg:height="2.54cm" svg:x="6.35cm" svg:y="8.89cm">
          <text:p text:style-name="P1">6</text:p>
        </draw:rect>
      </draw:page>
      <draw:page draw:name="page10" draw:style-name="dp1" draw:master-page-name="Default">
        <draw:rect draw:style-name="gr5" draw:text-style-name="P6" draw:layer="layout" svg:width="2.54cm" svg:height="2.54cm" svg:x="1.27cm" svg:y="8.89cm">
          <text:p text:style-name="P1">8</text:p>
        </draw:rect>
        <draw:rect draw:style-name="gr6" draw:text-style-name="P7" draw:layer="layout" svg:width="2.54cm" svg:height="2.54cm" svg:x="3.81cm" svg:y="8.89cm">
          <text:p text:style-name="P1">1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2" draw:text-style-name="P3" draw:layer="layout" svg:width="2.54cm" svg:height="2.54cm" svg:x="13.97cm" svg:y="8.89cm">
          <text:p text:style-name="P1">45</text:p>
        </draw:rect>
        <draw:rect draw:style-name="gr3" draw:text-style-name="P4" draw:layer="layout" svg:width="2.54cm" svg:height="2.54cm" svg:x="16.51cm" svg:y="8.89cm">
          <text:p text:style-name="P1">11</text:p>
        </draw:rect>
        <draw:rect draw:style-name="gr8" draw:text-style-name="P9" draw:layer="layout" svg:width="2.54cm" svg:height="2.54cm" svg:x="8.89cm" svg:y="8.89cm">
          <text:p text:style-name="P1">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1" draw:style-name="dp1" draw:master-page-name="Default">
        <draw:rect draw:style-name="gr6" draw:text-style-name="P7" draw:layer="layout" svg:width="2.54cm" svg:height="2.54cm" svg:x="2.54cm" svg:y="6.35cm">
          <text:p text:style-name="P1">39</text:p>
        </draw:rect>
        <draw:rect draw:style-name="gr7" draw:text-style-name="P8" draw:layer="layout" svg:width="2.54cm" svg:height="2.54cm" svg:x="5.08cm" svg:y="6.35cm">
          <text:p text:style-name="P1">40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1" draw:text-style-name="P2" draw:layer="layout" svg:width="2.54cm" svg:height="2.54cm" svg:x="12.573cm" svg:y="11.43cm">
          <text:p text:style-name="P1">10</text:p>
        </draw:rect>
        <draw:rect draw:style-name="gr2" draw:text-style-name="P3" draw:layer="layout" svg:width="2.54cm" svg:height="2.54cm" svg:x="15.113cm" svg:y="11.43cm">
          <text:p text:style-name="P1">4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2" draw:style-name="dp1" draw:master-page-name="Default">
        <draw:rect draw:style-name="gr1" draw:text-style-name="P2" draw:layer="layout" svg:width="2.54cm" svg:height="2.54cm" svg:x="2.54cm" svg:y="1.27cm">
          <text:p text:style-name="P1">29</text:p>
        </draw:rect>
        <draw:rect draw:style-name="gr7" draw:text-style-name="P8" draw:layer="layout" svg:width="2.54cm" svg:height="2.54cm" svg:x="1.27cm" svg:y="3.81cm">
          <text:p text:style-name="P1">25</text:p>
        </draw:rect>
        <draw:rect draw:style-name="gr6" draw:text-style-name="P7" draw:layer="layout" svg:width="2.54cm" svg:height="2.54cm" svg:x="2.54cm" svg:y="6.35cm">
          <text:p text:style-name="P1">39</text:p>
        </draw:rect>
        <draw:rect draw:style-name="gr7" draw:text-style-name="P8" draw:layer="layout" svg:width="2.54cm" svg:height="2.54cm" svg:x="5.08cm" svg:y="6.35cm">
          <text:p text:style-name="P1">40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1" draw:text-style-name="P2" draw:layer="layout" svg:width="2.54cm" svg:height="2.54cm" svg:x="12.573cm" svg:y="11.43cm">
          <text:p text:style-name="P1">10</text:p>
        </draw:rect>
        <draw:rect draw:style-name="gr2" draw:text-style-name="P3" draw:layer="layout" svg:width="2.54cm" svg:height="2.54cm" svg:x="15.113cm" svg:y="11.43cm">
          <text:p text:style-name="P1">47</text:p>
        </draw:rect>
        <draw:rect draw:style-name="gr1" draw:text-style-name="P2" draw:layer="layout" svg:width="2.54cm" svg:height="2.54cm" svg:x="16.383cm" svg:y="13.97cm">
          <text:p text:style-name="P1">19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3" draw:style-name="dp1" draw:master-page-name="Default">
        <draw:rect draw:style-name="gr2" draw:text-style-name="P3" draw:layer="layout" svg:width="2.54cm" svg:height="2.54cm" svg:x="5.08cm" svg:y="1.27cm">
          <text:p text:style-name="P1">30</text:p>
        </draw:rect>
        <draw:rect draw:style-name="gr8" draw:text-style-name="P9" draw:layer="layout" svg:width="2.54cm" svg:height="2.54cm" svg:x="3.81cm" svg:y="3.81cm">
          <text:p text:style-name="P1">26</text:p>
        </draw:rect>
        <draw:rect draw:style-name="gr7" draw:text-style-name="P8" draw:layer="layout" svg:width="2.54cm" svg:height="2.54cm" svg:x="5.08cm" svg:y="6.35cm">
          <text:p text:style-name="P1">40</text:p>
        </draw:rect>
        <draw:rect draw:style-name="gr1" draw:text-style-name="P2" draw:layer="layout" svg:width="2.54cm" svg:height="2.54cm" svg:x="7.62cm" svg:y="6.35cm">
          <text:p text:style-name="P1">41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7" draw:text-style-name="P8" draw:layer="layout" svg:width="2.54cm" svg:height="2.54cm" svg:x="10.033cm" svg:y="11.43cm">
          <text:p text:style-name="P1">46</text:p>
        </draw:rect>
        <draw:rect draw:style-name="gr1" draw:text-style-name="P2" draw:layer="layout" svg:width="2.54cm" svg:height="2.54cm" svg:x="12.573cm" svg:y="11.43cm">
          <text:p text:style-name="P1">10</text:p>
        </draw:rect>
        <draw:rect draw:style-name="gr8" draw:text-style-name="P9" draw:layer="layout" svg:width="2.54cm" svg:height="2.54cm" svg:x="13.843cm" svg:y="13.97cm">
          <text:p text:style-name="P1">18</text:p>
        </draw:rect>
        <draw:rect draw:style-name="gr6" draw:text-style-name="P7" draw:layer="layout" svg:width="2.54cm" svg:height="2.54cm" svg:x="12.446cm" svg:y="16.51cm">
          <text:p text:style-name="P1">13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4" draw:style-name="dp1" draw:master-page-name="Default">
        <draw:rect draw:style-name="gr1" draw:text-style-name="P13" draw:layer="layout" svg:width="2.54cm" svg:height="2.54cm" svg:x="2.54cm" svg:y="1.27cm">
          <text:p text:style-name="P1"><text:span text:style-name="T3">29</text:span></text:p>
        </draw:rect>
        <draw:rect draw:style-name="gr1" draw:text-style-name="P13" draw:layer="layout" svg:width="2.54cm" svg:height="2.54cm" svg:x="6.35cm" svg:y="3.81cm">
          <text:p text:style-name="P1"><text:span text:style-name="T3">24</text:span></text:p>
        </draw:rect>
        <draw:rect draw:style-name="gr1" draw:text-style-name="P13" draw:layer="layout" svg:width="2.54cm" svg:height="2.54cm" svg:x="7.62cm" svg:y="6.35cm">
          <text:p text:style-name="P1"><text:span text:style-name="T3">41</text:span></text:p>
        </draw:rect>
        <draw:rect draw:style-name="gr8" draw:text-style-name="P14" draw:layer="layout" svg:width="2.54cm" svg:height="2.54cm" svg:x="8.89cm" svg:y="8.89cm">
          <text:p text:style-name="P1"><text:span text:style-name="T3">7</text:span></text:p>
        </draw:rect>
        <draw:rect draw:style-name="gr7" draw:text-style-name="P15" draw:layer="layout" svg:width="2.54cm" svg:height="2.54cm" svg:x="10.033cm" svg:y="11.43cm">
          <text:p text:style-name="P1"><text:span text:style-name="T3">46</text:span></text:p>
        </draw:rect>
        <draw:rect draw:style-name="gr7" draw:text-style-name="P15" draw:layer="layout" svg:width="2.54cm" svg:height="2.54cm" svg:x="11.303cm" svg:y="13.97cm">
          <text:p text:style-name="P1"><text:span text:style-name="T3">21</text:span></text:p>
        </draw:rect>
        <draw:rect draw:style-name="gr6" draw:text-style-name="P16" draw:layer="layout" svg:width="2.54cm" svg:height="2.54cm" svg:x="12.446cm" svg:y="16.51cm">
          <text:p text:style-name="P1"><text:span text:style-name="T3">13</text:span></text:p>
        </draw:rect>
        <draw:rect draw:style-name="gr7" draw:text-style-name="P15" draw:layer="layout" svg:width="2.54cm" svg:height="2.54cm" svg:x="14.986cm" svg:y="16.51cm">
          <text:p text:style-name="P1"><text:span text:style-name="T3">15</text:span>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5.08cm" svg:y="1.27cm">
          <text:p text:style-name="P1">30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ob </meta:initial-creator>
    <meta:creation-date>2017-04-22T11:23:55.14</meta:creation-date>
    <dc:date>2017-07-10T09:01:16.695000000</dc:date>
    <meta:editing-duration>PT2H34M13S</meta:editing-duration>
    <meta:editing-cycles>37</meta:editing-cycles>
    <meta:generator>LibreOffice/5.1.0.3$Windows_x86 LibreOffice_project/5e3e00a007d9b3b6efb6797a8b8e57b51ab1f737</meta:generator>
    <meta:document-statistic meta:object-count="223"/>
  </office:meta>
</office:document-meta>
</file>